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custprod;</text:p>
      <text:p text:style-name="Standard"/>
      <text:p text:style-name="Standard">/* 1-clients en paisos diferents al pais de la oficina <text:s text:c="3"/></text:p>
      <text:p text:style-name="Standard"><text:s text:c="5"/>client (numero, nom, ciutat, pais) oficina (ciutat, pais). 40 FILES*/</text:p>
      <text:p text:style-name="Standard">select </text:p>
      <text:p text:style-name="Standard">c.customerNumber as num_client,</text:p>
      <text:p text:style-name="Standard">c.customerName as nom_client,</text:p>
      <text:p text:style-name="Standard">c.city as ciutat_client,</text:p>
      <text:p text:style-name="Standard">c.country as pais_client,</text:p>
      <text:p text:style-name="Standard">o.city as ciutat_oficina,</text:p>
      <text:p text:style-name="Standard">o.country as ciutat_pais</text:p>
      <text:p text:style-name="Standard">from customers c </text:p>
      <text:p text:style-name="Standard"><text:tab/>JOIN employees e on c.salesRepEmployeeNumber = e.employeeNumber</text:p>
      <text:p text:style-name="Standard"><text:tab/>JOIN offices o on e.officeCode = <text:s/>o.officeCode</text:p>
      <text:p text:style-name="Standard">where c.country != o.country</text:p>
      <text:p text:style-name="Standard">group by</text:p>
      <text:p text:style-name="Standard">c.customerNumber,</text:p>
      <text:p text:style-name="Standard">c.customerName, </text:p>
      <text:p text:style-name="Standard">c.city ,</text:p>
      <text:p text:style-name="Standard">c.country; </text:p>
      <text:p text:style-name="Standard"><text:s/></text:p>
      <text:p text:style-name="Standard"/>
      <text:p text:style-name="Standard">/* 2-quants sales rep hi ha a cada oficina <text:s text:c="2"/></text:p>
      <text:p text:style-name="Standard"><text:s text:c="5"/>oficina (codi oficina, ciutat, pais), sales rep (total sales rep). 7 FILES*/</text:p>
      <text:p text:style-name="Standard"/>
      <text:p text:style-name="Standard"/>
      <text:p text:style-name="Standard"/>
      <text:p text:style-name="Standard">/* 3-comptar quants treballadors hi ha a cada oficina <text:s/></text:p>
      <text:p text:style-name="Standard"><text:s text:c="5"/>oficina (codi oficina, ciutat, pais), treballadors (total treballadors, total sales rep, total altres). 7 FILES*/</text:p>
      <text:p text:style-name="Standard">select </text:p>
      <text:p text:style-name="Standard">o.officeCode as codi_oficina,</text:p>
      <text:p text:style-name="Standard">o.city as ciutat,</text:p>
      <text:p text:style-name="Standard">o.country as pais,</text:p>
      <text:p text:style-name="Standard">count(e.employeeNumber) as totalTreballadors, </text:p>
      <text:p text:style-name="Standard">sum(if (e.jobTitle = "Sales Rep",1,0))as totalSalesRep,</text:p>
      <text:p text:style-name="Standard">sum(if (e.jobTitle != "Sales Rep",1,0))as totalAltres</text:p>
      <text:p text:style-name="Standard">from employees e </text:p>
      <text:p text:style-name="Standard">JOIN offices o on e.officeCode = o.officeCode</text:p>
      <text:p text:style-name="Standard">group by o.officeCode;</text:p>
      <text:p text:style-name="Standard"/>
      <text:p text:style-name="Standard"><text:s/></text:p>
      <text:p text:style-name="Standard"/>
      <text:p text:style-name="Standard">/* 4-comptar quants clients té i quants paisos tracta cada sales rep </text:p>
      <text:p text:style-name="Standard"><text:s text:c="5"/>sales rep (codi oficina, ciutat, pais, nom i cognom), clients (total clients, total paisos diferents dels clients).15 FILES*/</text:p>
      <text:p text:style-name="Standard"/>
      <text:p text:style-name="Standard"/>
      <text:p text:style-name="Standard">/* 5-Ingressos anuals per cada producte, ordenar de mes a menys ingressos </text:p>
      <text:p text:style-name="Standard"><text:s text:c="5"/>producte (numero), Ingressos (any, total comandes, total ingressos). 327 FILES*/</text:p>
      <text:p text:style-name="Standard"><text:s text:c="5"/></text:p>
      <text:p text:style-name="Standard">select </text:p>
      <text:p text:style-name="Standard"><text:soft-page-break/>p.productCode as numero,</text:p>
      <text:p text:style-name="Standard">YEAR(o.orderDate) as any, </text:p>
      <text:p text:style-name="Standard">sum(od.priceEach * quantityOrdered) as total_ingressos</text:p>
      <text:p text:style-name="Standard">from products p</text:p>
      <text:p text:style-name="Standard">JOIN orderdetails od on p.productCode = od.productCode</text:p>
      <text:p text:style-name="Standard">JOIN orders o on od.orderNumber = o.orderNumber</text:p>
      <text:p text:style-name="Standard">group by</text:p>
      <text:p text:style-name="Standard">p.productCode, any</text:p>
      <text:p text:style-name="Standard">order by</text:p>
      <text:p text:style-name="Standard">any DESC,</text:p>
      <text:p text:style-name="Standard">total_ingressos DESC;</text:p>
      <text:p text:style-name="Standard"><text:s text:c="5"/></text:p>
      <text:p text:style-name="Standard"/>
      <text:p text:style-name="Standard"/>
      <text:p text:style-name="Standard">/* 6-Clients, comandes, i cost del producte dels clients que han comprat productes de la linia 'Vintage cars'</text:p>
      <text:p text:style-name="Standard"><text:s text:c="5"/>Clients (numero), comandes (data), i cost (quantitat, preu unitari, total). 657 FILES*/</text:p>
      <text:p text:style-name="Standard"/>
      <text:p text:style-name="Standard"/>
      <text:p text:style-name="Standard">/* 7-Deute dels clients, sumar els cost de les comandes que no tenen status ('Cancelled','On Hold') </text:p>
      <text:p text:style-name="Standard"><text:s text:c="5"/>Clients (numero), deute (suma del cost de les comandes). 98 FILES*/</text:p>
      <text:p text:style-name="Standard">select </text:p>
      <text:p text:style-name="Standard">c.customerNumber as cliente,</text:p>
      <text:p text:style-name="Standard">sum(od.priceEach * od.quantityOrdered) as deute</text:p>
      <text:p text:style-name="Standard">from orderdetails od</text:p>
      <text:p text:style-name="Standard">JOIN orders o on od.orderNumber =o.orderNumber</text:p>
      <text:p text:style-name="Standard">JOIN <text:s/>customers c on o.customerNumber = c.customerNumber</text:p>
      <text:p text:style-name="Standard">where o.status NOT IN ('Cancelled','On Hold')</text:p>
      <text:p text:style-name="Standard">group by</text:p>
      <text:p text:style-name="Standard">c.customerNumber; <text:s/></text:p>
      <text:p text:style-name="Standard"><text:s text:c="5"/></text:p>
      <text:p text:style-name="Standard"/>
      <text:p text:style-name="Standard"/>
      <text:p text:style-name="Standard">/* 8-Pagaments dels clients, </text:p>
      <text:p text:style-name="Standard"><text:s text:c="5"/>Clients (numero), pagaments (suma de les quantitats pagades). 98 FILES*/</text:p>
      <text:p text:style-name="Standard"/>
      <text:p text:style-name="Standard"/>
      <text:p text:style-name="Standard">/* 9-Clients morosos, que no han pagat tot el seu deute, només s'han de tenir en compte les comandes que no estan ('Cancelled' o 'On Hold')</text:p>
      <text:p text:style-name="Standard"><text:s text:c="5"/>Clients (numero), deute (suma del cost de les comandes) &gt; pagaments (suma de les quantitats pagades). 13 FILES*/</text:p>
      <text:p text:style-name="Standard"/>
      <text:p text:style-name="Standard">select </text:p>
      <text:p text:style-name="Standard">c.customerNumber as cliente,</text:p>
      <text:p text:style-name="Standard">sum(od.priceEach * od.quantityOrdered) as deute,</text:p>
      <text:p text:style-name="Standard">sum(p.amount) as pagaments</text:p>
      <text:p text:style-name="Standard">from customers c</text:p>
      <text:p text:style-name="Standard">LEFT JOIN payments p on c.customerNumber = p.customerNumber</text:p>
      <text:p text:style-name="Standard">JOIN orders o on c.customerNumber = o.customerNumber</text:p>
      <text:p text:style-name="Standard">JOIN orderdetails od on o.orderNumber = od.orderNumber </text:p>
      <text:p text:style-name="Standard">where o.status NOT IN ('Cancelled','On Hold')</text:p>
      <text:p text:style-name="Standard">group by</text:p>
      <text:p text:style-name="Standard"><text:soft-page-break/>c.customerNumber;</text:p>
      <text:p text:style-name="Standard"/>
      <text:p text:style-name="Standard"/>
      <text:p text:style-name="Standard"/>
      <text:p text:style-name="Standard">/* 10 - Venedor amb comandes 'On hold' o 'Cancelled' i els seus productes </text:p>
      <text:p text:style-name="Standard"><text:s text:c="8"/>venedor (codi, nom i congom) client (nom) comandes (número, data, status i comentaris) productes (quantitat demanada, nom i línia)</text:p>
      <text:p text:style-name="Standard"><text:s text:c="8"/>ordenat per cognom i nom del venedor . 123 FILES*/</text:p>
      <text:p text:style-name="Standard"/>
      <text:p text:style-name="Standard"/>
      <text:p text:style-name="Standard">/* 11 - Els venedors amb comandes 'On hold' o 'Cancelled'</text:p>
      <text:p text:style-name="Standard"><text:s text:c="8"/>Venedor (codi, nom i congom) sense repetits. 7 FILES*/</text:p>
      <text:p text:style-name="Standard">select distinct</text:p>
      <text:p text:style-name="Standard">employeeNumber as codi_vendedor,</text:p>
      <text:p text:style-name="Standard">concat(e.firstName,' ',e.lastName) as nom_cognom</text:p>
      <text:p text:style-name="Standard">from employees e</text:p>
      <text:p text:style-name="Standard">JOIN customers c on e.employeeNumber = c.salesRepEmployeeNumber</text:p>
      <text:p text:style-name="Standard">JOIN orders o on c.customerNumber = o.customerNumber</text:p>
      <text:p text:style-name="Standard">where o.status IN ('Cancelled','On Hold')</text:p>
      <text:p text:style-name="Standard">group by </text:p>
      <text:p text:style-name="Standard">employeeNumber;</text:p>
      <text:p text:style-name="Standard"/>
      <text:p text:style-name="Standard"/>
      <text:p text:style-name="Standard">/* 12 - Clients de l'oficina de Boston</text:p>
      <text:p text:style-name="Standard"><text:s text:c="8"/>Client (número, nom i ciutat) sense repetits. 12 FILES*/</text:p>
      <text:p text:style-name="Standard"/>
      <text:p text:style-name="Standard"/>
      <text:p text:style-name="Standard">/* 13 - Ingressos dels clients de l'oficina de Boston, nomes comandes que no estan ('Cancelled' o 'On Hold')</text:p>
      <text:p text:style-name="Standard"><text:s text:c="8"/>el resultat ha de ser '841731.77'*/</text:p>
      <text:p text:style-name="Standard">select</text:p>
      <text:p text:style-name="Standard">sum(od.priceEach * od.quantityOrdered)</text:p>
      <text:p text:style-name="Standard">from orderdetails od </text:p>
      <text:p text:style-name="Standard">JOIN orders o on o.orderNumber = od.orderNumber</text:p>
      <text:p text:style-name="Standard">JOIN customers c on o.customerNumber = c.customerNumber</text:p>
      <text:p text:style-name="Standard">JOIN employees e on c.salesRepEmployeeNumber = e.employeeNumber</text:p>
      <text:p text:style-name="Standard">JOIN offices off on e.officeCode = off.officeCode</text:p>
      <text:p text:style-name="Standard">where off.city ="Boston" and o.status NOT IN ('Cancelled','On Hold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8:48:52.686145085</meta:creation-date>
    <dc:date>2023-11-30T19:55:16.371789244</dc:date>
    <meta:editing-duration>PT2H27M1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108" meta:word-count="621" meta:character-count="4453" meta:non-whitespace-character-count="3799"/>
  </office:meta>
</office:document-meta>
</file>